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1098f9" officeooo:paragraph-rsid="001098f9"/>
    </style:style>
    <style:style style:name="P2" style:family="paragraph" style:parent-style-name="Standard">
      <style:text-properties officeooo:rsid="00113843" officeooo:paragraph-rsid="001138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first project</text:p>
      <text:p text:style-name="P1"/>
      <text:p text:style-name="P1"/>
      <text:p text:style-name="P2">edited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6T18:32:02.879024483</meta:creation-date>
    <dc:date>2022-09-26T18:34:37.410603729</dc:date>
    <meta:editing-duration>PT2M3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4" meta:character-count="22" meta:non-whitespace-character-count="20"/>
  </office:meta>
</office:document-meta>
</file>